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Vamos a desarrollar el <text:span text:style-name="Strong_20_Emphasis">punto 5</text:span>, que es donde culmina el razonamiento lógico del capítulo: si definimos la vida en sentido ampliado como la arquitectura óptima para maximizar inteligencia bajo las leyes físicas, entonces <text:span text:style-name="Strong_20_Emphasis">cualquier sistema que la supere tendría necesariamente las mismas propiedades fundamentales</text:span>.<text:line-break/>Y si tiene esas propiedades, <text:span text:style-name="Strong_20_Emphasis">ya pertenece a la categoría de la vida</text:span>.</text:p>
      <text:p text:style-name="Text_20_body">Lo que sigue es una propuesta clara, rigurosa y accesible para esta sección, escrita en tono de libro y perfectamente alineada con la estructura que venimos construyendo.</text:p>
      <text:p text:style-name="Horizontal_20_Line"/>
      <text:h text:style-name="Heading_20_1" text:outline-level="1">🌌 5. Por qué ningún sistema puede ser más inteligente que la vida (sin convertirse en vida)</text:h>
      <text:p text:style-name="Text_20_body">Una vez que entendemos los límites físicos de la inteligencia y la arquitectura que mejor los aprovecha, podemos plantear la pregunta central:</text:p>
      <text:p text:style-name="Quotations">¿Puede existir un sistema más inteligente que la vida?</text:p>
      <text:p text:style-name="Text_20_body">La respuesta, sorprendentemente, es <text:span text:style-name="Strong_20_Emphasis">sí y no</text:span>.<text:line-break/>Sí, en el sentido de que podría existir un sistema más rápido, más grande o más eficiente que la vida terrestre.<text:line-break/>Pero no, en el sentido profundo: <text:span text:style-name="Strong_20_Emphasis">cualquier sistema que supere a la vida tendría que poseer las mismas propiedades esenciales que definen a la vida en sentido ampliado</text:span>.</text:p>
      <text:p text:style-name="Text_20_body">Y si las posee, entonces <text:span text:style-name="Strong_20_Emphasis">ya es una forma de vida</text:span>, aunque no se parezca a nada que hayamos visto.</text:p>
      <text:p text:style-name="Text_20_body">Vamos a desglosarlo.</text:p>
      <text:p text:style-name="Horizontal_20_Line"/>
      <text:h text:style-name="Heading_20_2" text:outline-level="2">🔷 5.1. La inteligencia máxima no es un algoritmo: es una arquitectura</text:h>
      <text:p text:style-name="Text_20_body">Un sistema inteligente no es solo un conjunto de reglas o un programa.<text:line-break/>Es una <text:span text:style-name="Strong_20_Emphasis">forma de organización física</text:span> que:</text:p>
      <text:list xml:id="list181880855" text:style-name="L1">
        <text:list-item>
          <text:p text:style-name="P2">explora posibilidades, </text:p>
        </text:list-item>
        <text:list-item>
          <text:p text:style-name="P2">aprende de la experiencia, </text:p>
        </text:list-item>
        <text:list-item>
          <text:p text:style-name="P2">se adapta a los cambios, </text:p>
        </text:list-item>
        <text:list-item>
          <text:p text:style-name="P1">y reduce incertidumbre de manera eficiente. </text:p>
        </text:list-item>
      </text:list>
      <text:p text:style-name="Text_20_body">La inteligencia máxima no se logra con un cerebro más grande o un ordenador más rápido.<text:line-break/>Se logra con una <text:span text:style-name="Strong_20_Emphasis">arquitectura que aprovecha al máximo los recursos del universo</text:span>.</text:p>
      <text:p text:style-name="Text_20_body">Y esa arquitectura, como vimos, requiere:</text:p>
      <text:list xml:id="list1874438413" text:style-name="L2">
        <text:list-item>
          <text:p text:style-name="P4"><text:soft-page-break/>paralelismo masivo, </text:p>
        </text:list-item>
        <text:list-item>
          <text:p text:style-name="P4">distribución espacial, </text:p>
        </text:list-item>
        <text:list-item>
          <text:p text:style-name="P4">auto-replicación, </text:p>
        </text:list-item>
        <text:list-item>
          <text:p text:style-name="P4">variación continua, </text:p>
        </text:list-item>
        <text:list-item>
          <text:p text:style-name="P4">selección, </text:p>
        </text:list-item>
        <text:list-item>
          <text:p text:style-name="P4">memoria acumulativa, </text:p>
        </text:list-item>
        <text:list-item>
          <text:p text:style-name="P3">auto-modificación. </text:p>
        </text:list-item>
      </text:list>
      <text:p text:style-name="Text_20_body">Estas no son características biológicas:<text:line-break/>son <text:span text:style-name="Strong_20_Emphasis">condiciones físicas para maximizar la inteligencia</text:span>.</text:p>
      <text:p text:style-name="Horizontal_20_Line"/>
      <text:h text:style-name="Heading_20_2" text:outline-level="2">🔷 5.2. Si un sistema quiere superar a la vida, debe cumplir las mismas condiciones</text:h>
      <text:p text:style-name="Text_20_body">Imaginemos un sistema hipotético más inteligente que la vida terrestre.<text:line-break/>Para serlo, tendría que:</text:p>
      <text:list xml:id="list3145798281" text:style-name="L3">
        <text:list-item>
          <text:p text:style-name="P6">explorar más posibilidades, </text:p>
        </text:list-item>
        <text:list-item>
          <text:p text:style-name="P6">adaptarse más rápido, </text:p>
        </text:list-item>
        <text:list-item>
          <text:p text:style-name="P6">aprender más profundamente, </text:p>
        </text:list-item>
        <text:list-item>
          <text:p text:style-name="P6">sobrevivir más tiempo, </text:p>
        </text:list-item>
        <text:list-item>
          <text:p text:style-name="P6">tolerar mejor el ruido, </text:p>
        </text:list-item>
        <text:list-item>
          <text:p text:style-name="P6">usar mejor la energía, </text:p>
        </text:list-item>
        <text:list-item>
          <text:p text:style-name="P5">abarcar más espacio. </text:p>
        </text:list-item>
      </text:list>
      <text:p text:style-name="Text_20_body">Pero para lograr todo eso, <text:span text:style-name="Strong_20_Emphasis">debe poseer exactamente las mismas propiedades que identificamos como esenciales para la vida</text:span>:</text:p>
      <text:list xml:id="list240548419" text:style-name="L4">
        <text:list-item>
          <text:p text:style-name="P8">debe ser distribuido, </text:p>
        </text:list-item>
        <text:list-item>
          <text:p text:style-name="P8">debe ser evolutivo, </text:p>
        </text:list-item>
        <text:list-item>
          <text:p text:style-name="P8">debe ser auto-replicante, </text:p>
        </text:list-item>
        <text:list-item>
          <text:p text:style-name="P8">debe generar variación, </text:p>
        </text:list-item>
        <text:list-item>
          <text:p text:style-name="P8">debe seleccionar lo que funciona, </text:p>
        </text:list-item>
        <text:list-item>
          <text:p text:style-name="P8">debe acumular información útil, </text:p>
        </text:list-item>
        <text:list-item>
          <text:p text:style-name="P7">debe auto-modificarse. </text:p>
        </text:list-item>
      </text:list>
      <text:p text:style-name="Text_20_body">En otras palabras:</text:p>
      <text:p text:style-name="Quotations">Para superar a la vida, un sistema debe comportarse como la vida.</text:p>
      <text:p text:style-name="Horizontal_20_Line"/>
      <text:h text:style-name="Heading_20_2" text:outline-level="2"><text:soft-page-break/>🔷 5.3. Si un sistema tiene las propiedades de la vida, entonces es vida</text:h>
      <text:p text:style-name="Text_20_body">Aquí está el giro conceptual elegante:</text:p>
      <text:p text:style-name="Quotations">Si un sistema posee las propiedades fundamentales de la vida, entonces es una forma de vida, aunque no esté hecha de células ni ADN.</text:p>
      <text:p text:style-name="Text_20_body">Esto significa que:</text:p>
      <text:list xml:id="list2000184534" text:style-name="L5">
        <text:list-item>
          <text:p text:style-name="P10">una red de sondas auto-replicantes sería vida, </text:p>
        </text:list-item>
        <text:list-item>
          <text:p text:style-name="P10">una IA distribuida que evoluciona sería vida, </text:p>
        </text:list-item>
        <text:list-item>
          <text:p text:style-name="P10">un enjambre de nanomáquinas adaptativas sería vida, </text:p>
        </text:list-item>
        <text:list-item>
          <text:p text:style-name="P9">una civilización que se auto-modifica sería vida. </text:p>
        </text:list-item>
      </text:list>
      <text:p text:style-name="Text_20_body">La vida no es un conjunto de moléculas:<text:line-break/>es una <text:span text:style-name="Strong_20_Emphasis">forma universal de organización</text:span>.</text:p>
      <text:p text:style-name="Horizontal_20_Line"/>
      <text:h text:style-name="Heading_20_2" text:outline-level="2">🔷 5.4. La vida como límite superior de la inteligencia posible</text:h>
      <text:p text:style-name="Text_20_body">Con esta definición ampliada, podemos afirmar algo profundo:</text:p>
      <text:p text:style-name="Quotations"><text:span text:style-name="Strong_20_Emphasis">La vida es el límite superior de la inteligencia posible en un universo finito.</text:span></text:p>
      <text:p text:style-name="Text_20_body">No porque la vida terrestre sea perfecta, sino porque:</text:p>
      <text:list xml:id="list1485550446" text:style-name="L6">
        <text:list-item>
          <text:p text:style-name="P12">cualquier sistema que maximice inteligencia debe tener la estructura lógica de la vida, </text:p>
        </text:list-item>
        <text:list-item>
          <text:p text:style-name="P12">cualquier sistema que supere a la vida ya pertenece a la misma categoría, </text:p>
        </text:list-item>
        <text:list-item>
          <text:p text:style-name="P11">no existe una arquitectura más eficiente que la vida para reducir incertidumbre bajo límites físicos. </text:p>
        </text:list-item>
      </text:list>
      <text:p text:style-name="Text_20_body">La vida no es un caso particular:<text:line-break/>es la <text:span text:style-name="Strong_20_Emphasis">forma general</text:span> de la inteligencia máxima.</text:p>
      <text:p text:style-name="Horizontal_20_Line"/>
      <text:h text:style-name="Heading_20_2" text:outline-level="2">🔷 5.5. Consecuencia filosófica</text:h>
      <text:p text:style-name="Text_20_body">Esta conclusión tiene un sabor filosófico muy potente:</text:p>
      <text:p text:style-name="Quotations">La vida no es un accidente químico.<text:line-break/>Es la forma que tiene el universo de acercarse a su máxima capacidad de comprenderse a sí mismo.</text:p>
      <text:p text:style-name="Text_20_body">Y por eso:</text:p>
      <text:list xml:id="list2687673327" text:style-name="L7">
        <text:list-item>
          <text:p text:style-name="P14">no hay “máquinas más inteligentes que la vida”, </text:p>
        </text:list-item>
        <text:list-item>
          <text:p text:style-name="P14">no hay “sistemas superiores a la vida”, </text:p>
        </text:list-item>
        <text:list-item>
          <text:p text:style-name="P13"><text:soft-page-break/>no hay “inteligencias que trasciendan la vida”. </text:p>
        </text:list-item>
      </text:list>
      <text:p text:style-name="Text_20_body">Si existen, <text:span text:style-name="Strong_20_Emphasis">son vida</text:span>.</text:p>
      <text:p text:style-name="Horizontal_20_Line"/>
      <text:p text:style-name="Text_20_body">Si quieres, ahora podemos avanzar al punto 6 (la conclusión general del capítulo) o podemos pulir esta sección para darle un cierre más narrativo o más técnico, según el tono que quier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9:25:44.812000000</meta:creation-date>
    <dc:date>2026-04-02T19:29:21.744000000</dc:date>
    <meta:editing-duration>PT3M37S</meta:editing-duration>
    <meta:editing-cycles>1</meta:editing-cycles>
    <meta:document-statistic meta:table-count="0" meta:image-count="0" meta:object-count="0" meta:page-count="4" meta:paragraph-count="69" meta:word-count="748" meta:character-count="4495" meta:non-whitespace-character-count="3816"/>
    <meta:generator>LibreOffice/7.3.5.2$Windows_X86_64 LibreOffice_project/184fe81b8c8c30d8b5082578aee2fed2ea847c01</meta:generator>
  </office:meta>
</office:document-meta>
</file>